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" style:family="paragraph" style:parent-style-name="Heading_20_2">
      <style:text-properties style:font-name="Sans-serif" officeooo:rsid="0b4b05d6" officeooo:paragraph-rsid="0b4b05d6"/>
    </style:style>
    <style:style style:name="P7" style:family="paragraph" style:parent-style-name="Heading_20_2">
      <style:text-properties style:font-name="Sans-serif" officeooo:rsid="083c5dd1" officeooo:paragraph-rsid="083c5dd1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3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0b548cd6" style:font-size-asian="9pt" style:font-weight-asian="normal" style:font-size-complex="9pt" style:font-weight-complex="normal"/>
    </style:style>
    <style:style style:name="P14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0b55062a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f040072" officeooo:paragraph-rsid="0b55062a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0in" fo:text-align="end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f040072" officeooo:paragraph-rsid="0b55062a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0in" fo:text-align="end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0b55062a" style:font-size-asian="9pt" style:font-weight-asian="normal" style:font-size-complex="9pt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55062a"/>
    </style:style>
    <style:style style:name="P29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91f2201" style:font-weight-asian="normal" style:font-weight-complex="normal"/>
    </style:style>
    <style:style style:name="T19" style:family="text">
      <style:text-properties fo:font-weight="normal" officeooo:rsid="0924ed8f" style:font-weight-asian="normal" style:font-weight-complex="normal"/>
    </style:style>
    <style:style style:name="T20" style:family="text">
      <style:text-properties fo:font-weight="normal" officeooo:rsid="09269de3" style:font-weight-asian="normal" style:font-weight-complex="normal"/>
    </style:style>
    <style:style style:name="T21" style:family="text">
      <style:text-properties fo:font-weight="normal" officeooo:rsid="092a31bc" style:font-weight-asian="normal" style:font-weight-complex="normal"/>
    </style:style>
    <style:style style:name="T22" style:family="text">
      <style:text-properties fo:font-weight="normal" officeooo:rsid="092c017e" style:font-weight-asian="normal" style:font-weight-complex="normal"/>
    </style:style>
    <style:style style:name="T23" style:family="text">
      <style:text-properties fo:font-weight="normal" officeooo:rsid="092c3eb6" style:font-weight-asian="normal" style:font-weight-complex="normal"/>
    </style:style>
    <style:style style:name="T24" style:family="text">
      <style:text-properties fo:font-weight="normal" officeooo:rsid="093d9605" style:font-weight-asian="normal" style:font-weight-complex="normal"/>
    </style:style>
    <style:style style:name="T25" style:family="text">
      <style:text-properties fo:font-weight="normal" officeooo:rsid="0a0bee52" style:font-weight-asian="normal" style:font-weight-complex="normal"/>
    </style:style>
    <style:style style:name="T26" style:family="text">
      <style:text-properties fo:font-weight="normal" officeooo:rsid="0b27e453" style:font-weight-asian="normal" style:font-weight-complex="normal"/>
    </style:style>
    <style:style style:name="T27" style:family="text">
      <style:text-properties fo:font-weight="normal" officeooo:rsid="0b4120d9" style:font-weight-asian="normal" style:font-weight-complex="normal"/>
    </style:style>
    <style:style style:name="T28" style:family="text">
      <style:text-properties fo:font-weight="normal" officeooo:rsid="0b44255c" style:font-weight-asian="normal" style:font-weight-complex="normal"/>
    </style:style>
    <style:style style:name="T29" style:family="text">
      <style:text-properties fo:font-weight="normal" officeooo:rsid="0b4d6ff6" style:font-weight-asian="normal" style:font-weight-complex="normal"/>
    </style:style>
    <style:style style:name="T30" style:family="text">
      <style:text-properties fo:font-weight="normal" officeooo:rsid="0b4fd690" style:font-weight-asian="normal" style:font-weight-complex="normal"/>
    </style:style>
    <style:style style:name="T31" style:family="text">
      <style:text-properties fo:font-style="italic" officeooo:rsid="0716bceb" style:font-style-asian="italic" style:font-style-complex="italic"/>
    </style:style>
    <style:style style:name="T32" style:family="text">
      <style:text-properties fo:font-style="italic" officeooo:rsid="0b217ace" style:font-style-asian="italic" style:font-style-complex="italic"/>
    </style:style>
    <style:style style:name="T33" style:family="text">
      <style:text-properties fo:font-style="normal" officeooo:rsid="0716bceb" style:font-style-asian="normal" style:font-style-complex="normal"/>
    </style:style>
    <style:style style:name="T34" style:family="text">
      <style:text-properties fo:font-style="normal" officeooo:rsid="0914edeb" style:font-style-asian="normal" style:font-style-complex="normal"/>
    </style:style>
    <style:style style:name="T35" style:family="text">
      <style:text-properties fo:font-style="normal" officeooo:rsid="0b20a104" style:font-style-asian="normal" style:font-style-complex="normal"/>
    </style:style>
    <style:style style:name="T36" style:family="text">
      <style:text-properties fo:font-style="normal" officeooo:rsid="076cbfaa" style:font-style-asian="normal" style:font-style-complex="normal"/>
    </style:style>
    <style:style style:name="T37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7" style:family="text">
      <style:text-properties officeooo:rsid="0716bceb"/>
    </style:style>
    <style:style style:name="T68" style:family="text">
      <style:text-properties officeooo:rsid="077a6193"/>
    </style:style>
    <style:style style:name="T69" style:family="text">
      <style:text-properties officeooo:rsid="076cbf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6" text:outline-level="2">Aptitudes</text:h>
      <text:p text:style-name="P4"><text:span text:style-name="T3">●</text:span><text:span text:style-name="T68"> Kung Fu ○ ○ ○ ○</text:span><text:span text:style-name="T3"> </text:span><text:span text:style-name="T67">►</text:span><text:span text:style-name="T3"> </text:span><text:span text:style-name="T29">F</text:span><text:span text:style-name="T13">ight</text:span><text:span text:style-name="T27">ing</text:span><text:span text:style-name="T13"> </text:span><text:span text:style-name="T24">uncannily</text:span><text:span text:style-name="T17"> </text:span><text:span text:style-name="T9">with </text:span><text:span text:style-name="T21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3">with </text:span><text:span text:style-name="T22">your</text:span><text:span text:style-name="T16"> body, you can choose to do 1 or 2 harm; with your weapon, 1-3 harm.</text:span></text:p>
      <text:p text:style-name="P3"/>
      <text:p text:style-name="P10"><text:span text:style-name="T14">I</text:span><text:span text:style-name="T2">conic weapon:</text:span></text:p>
      <text:p text:style-name="P2"/>
      <text:p text:style-name="P11"><text:span text:style-name="T67">○ Chi Control ○ ○ ○</text:span><text:span text:style-name="T3"> </text:span><text:span text:style-name="T67">►</text:span><text:span text:style-name="T3"> </text:span><text:span text:style-name="T30">M</text:span><text:span text:style-name="T28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7" text:outline-level="2">Moves</text:h>
      <text:p text:style-name="P5"><text:span text:style-name="T67">○ </text:span><text:span text:style-name="T33">Eyes of the Mantis</text:span><text:span text:style-name="T67"> ►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0">threat </text:span><text:span text:style-name="T5">you see </text:span><text:span text:style-name="T19">without moving your head or even your eyes.</text:span></text:p>
      <text:h text:style-name="P8" text:outline-level="1"/>
      <text:h text:style-name="P8" text:outline-level="1"><text:span text:style-name="T67">○ </text:span><text:span text:style-name="T31">What wires?</text:span><text:span text:style-name="T67"> ►</text:span><text:span text:style-name="T3"> </text:span><text:span text:style-name="T10">You jump really high, </text:span><text:span text:style-name="T18">can </text:span><text:span text:style-name="T10">kick off the scenery to go even higher, and </text:span><text:span text:style-name="T26">float gracefully back to the ground.</text:span></text:h>
      <text:h text:style-name="P12" text:outline-level="1"/>
      <text:h text:style-name="P9" text:outline-level="1"><text:span text:style-name="T67">○ </text:span><text:span text:style-name="T33">Body of Iron</text:span><text:span text:style-name="T67"> ►</text:span><text:span text:style-name="T3"> </text:span><text:span text:style-name="T11">You reinforce </text:span><text:span text:style-name="T12">your body</text:span><text:span text:style-name="T11"> with </text:span><text:span text:style-name="T25">conditioning and </text:span><text:span text:style-name="T12">your </text:span><text:span text:style-name="T11">spirit. </text:span><text:span text:style-name="T41">You </text:span><text:span text:style-name="T44">permanently </text:span><text:span text:style-name="T41">get </text:span><text:span text:style-name="T42">rank 2 of Health</text:span><text:span text:style-name="T51">⌝</text:span><text:span text:style-name="T42">.</text:span></text:h>
      <text:h text:style-name="P29" text:outline-level="1"/>
      <text:h text:style-name="P17" text:outline-level="1"><text:span text:style-name="T33">○ </text:span><text:span text:style-name="T32">With a fucking pencil!</text:span><text:span text:style-name="T33"> ►</text:span><text:span text:style-name="T37"> </text:span><text:span text:style-name="T45">You grab an object close at hand. </text:span><text:span text:style-name="T46">Y</text:span><text:span text:style-name="T45">ou can use that object as if it were your iconic weapon </text:span><text:span text:style-name="T46">for the purposes of a single </text:span><text:span text:style-name="T49">move</text:span><text:span text:style-name="T46">—after which the object is </text:span><text:span text:style-name="T50">irretrievably</text:span><text:span text:style-name="T46"> lost or broken.</text:span></text:h>
      <text:h text:style-name="P20" text:outline-level="1"/>
      <text:h text:style-name="P18" text:outline-level="1"><text:span text:style-name="T33">○ </text:span><text:span text:style-name="T35">Drunken Master</text:span><text:span text:style-name="T33"> ►</text:span><text:span text:style-name="T37"> </text:span><text:span text:style-name="T43">Ignore any mental status while using </text:span><text:span text:style-name="T35">kung fu</text:span><text:span text:style-name="T43"> to make a ⌞story move</text:span><text:span text:style-name="T51">⌝</text:span><text:span text:style-name="T43">.</text:span></text:h>
      <text:h text:style-name="P21" text:outline-level="1"/>
      <text:h text:style-name="P19" text:outline-level="1"><text:span text:style-name="T33">○ </text:span><text:span text:style-name="T34">Fists of Steel</text:span><text:span text:style-name="T33"> ►</text:span><text:span text:style-name="T37"> </text:span><text:span text:style-name="T38">When </text:span><text:span text:style-name="T40">striking</text:span><text:span text:style-name="T38"> </text:span><text:span text:style-name="T39">with hand or foot </text:span><text:span text:style-name="T40">to make a ⌞story move</text:span><text:span text:style-name="T51">⌝</text:span><text:span text:style-name="T38">, </text:span><text:span text:style-name="T48">the target’s material or composition can’t make you get ⌞</text:span><text:span text:style-name="T47">No Effect</text:span><text:span text:style-name="T51">⌝</text:span><text:span text:style-name="T47">.</text:span></text:h>
      <text:h text:style-name="P22" text:outline-level="1"/>
      <text:h text:style-name="P26" text:outline-level="1"><text:span text:style-name="T63">○ </text:span><text:span text:style-name="T64">Down your pants</text:span><text:span text:style-name="T65">?</text:span><text:span text:style-name="T52"> ► </text:span><text:span text:style-name="T55">Any instant nobody’s looking at you, you </text:span><text:span text:style-name="T56">either stash your iconic weapon seemingly “nowhere”; or you retrieve the weapon you previously stashed. </text:span><text:span text:style-name="T57">You can only stash your iconic weapon, </text:span><text:span text:style-name="T58">and only if it’s </text:span><text:span text:style-name="T61">inanimate.</text:span></text:h>
      <text:h text:style-name="P23" text:outline-level="1"/>
      <text:h text:style-name="P27" text:outline-level="1"><text:span text:style-name="T63">○ </text:span><text:span text:style-name="T66">Catch a bullet</text:span><text:span text:style-name="T52"> ► </text:span><text:span text:style-name="T53">You </text:span><text:span text:style-name="T59">catch</text:span><text:span text:style-name="T53"> </text:span><text:span text:style-name="T54">or deflect </text:span><text:span text:style-name="T53">a bullet or other projectile </text:span><text:span text:style-name="T54">with your body or iconic weapon. </text:span><text:span text:style-name="T60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41:40.505965855</dc:date>
    <meta:editing-duration>P9DT21H6M30S</meta:editing-duration>
    <meta:editing-cycles>2545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3" meta:character-count="1733" meta:non-whitespace-character-count="1427"/>
  </office:meta>
</office:document-meta>
</file>